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13e03" officeooo:paragraph-rsid="00113e03"/>
    </style:style>
    <style:style style:name="P2" style:family="paragraph" style:parent-style-name="Standard">
      <style:text-properties officeooo:rsid="000d212a" officeooo:paragraph-rsid="000d212a"/>
    </style:style>
    <style:style style:name="P3" style:family="paragraph" style:parent-style-name="Standard" style:list-style-name="L1">
      <style:text-properties officeooo:rsid="000d212a" officeooo:paragraph-rsid="000d212a"/>
    </style:style>
    <style:style style:name="P4" style:family="paragraph" style:parent-style-name="Standard" style:list-style-name="L1">
      <style:text-properties officeooo:rsid="000e86fd" officeooo:paragraph-rsid="000e86fd"/>
    </style:style>
    <style:style style:name="P5" style:family="paragraph" style:parent-style-name="Standard">
      <style:text-properties officeooo:rsid="000e86fd" officeooo:paragraph-rsid="000e86fd"/>
    </style:style>
    <style:style style:name="P6" style:family="paragraph" style:parent-style-name="Standard" style:list-style-name="L2">
      <style:text-properties officeooo:rsid="000e86fd" officeooo:paragraph-rsid="000e86fd"/>
    </style:style>
    <style:style style:name="P7" style:family="paragraph" style:parent-style-name="Standard" style:list-style-name="L3">
      <style:text-properties officeooo:rsid="000e86fd" officeooo:paragraph-rsid="000e86fd"/>
    </style:style>
    <style:style style:name="P8" style:family="paragraph" style:parent-style-name="Standard" style:list-style-name="L3">
      <style:text-properties officeooo:rsid="00103d9d" officeooo:paragraph-rsid="00103d9d"/>
    </style:style>
    <style:style style:name="P9" style:family="paragraph" style:parent-style-name="Standard">
      <style:text-properties officeooo:rsid="00103d9d" officeooo:paragraph-rsid="00103d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3d9d"/>
    </style:style>
    <style:style style:name="T3" style:family="text">
      <style:text-properties fo:font-style="italic" officeooo:rsid="00103d9d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3d9d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nguage Eval. Criteria – this is how languages are evaluated in this class</text:p>
      <text:list xml:id="list99961922" text:style-name="L1">
        <text:list-item>
          <text:p text:style-name="P3">Readability </text:p>
          <text:list>
            <text:list-item>
              <text:p text:style-name="P3">The ease with which programs can be read and understood</text:p>
            </text:list-item>
          </text:list>
        </text:list-item>
        <text:list-item>
          <text:p text:style-name="P3">Writability</text:p>
          <text:list>
            <text:list-item>
              <text:p text:style-name="P3">The ease with which a langauge can be used to create programs</text:p>
            </text:list-item>
          </text:list>
        </text:list-item>
        <text:list-item>
          <text:p text:style-name="P3">Reliability</text:p>
          <text:list>
            <text:list-item>
              <text:p text:style-name="P3">Conformance to specifications</text:p>
            </text:list-item>
          </text:list>
        </text:list-item>
        <text:list-item>
          <text:p text:style-name="P4">Cost</text:p>
          <text:list>
            <text:list-item>
              <text:p text:style-name="P4">The ultimate total cost</text:p>
            </text:list-item>
          </text:list>
        </text:list-item>
      </text:list>
      <text:p text:style-name="P5"/>
      <text:p text:style-name="P5"/>
      <text:p text:style-name="P5"/>
      <text:p text:style-name="P5">What does this mean? </text:p>
      <text:p text:style-name="P5"/>
      <text:p text:style-name="P5">Readability </text:p>
      <text:list xml:id="list1316966249" text:style-name="L2">
        <text:list-item>
          <text:p text:style-name="P6">Overall simplicity</text:p>
          <text:list>
            <text:list-item>
              <text:p text:style-name="P6">Simple core features/constructs</text:p>
              <text:list>
                <text:list-item>
                  <text:p text:style-name="P6">How simple are the basic constructs in the language; does this have something to do with “doing one thing and doing it well?”</text:p>
                </text:list-item>
              </text:list>
            </text:list-item>
          </text:list>
        </text:list-item>
        <text:list-item>
          <text:p text:style-name="P6">Orthogonality</text:p>
          <text:list>
            <text:list-item>
              <text:p text:style-name="P6">Allow combinations of primitive constructs</text:p>
              <text:list>
                <text:list-item>
                  <text:p text:style-name="P6">????</text:p>
                </text:list-item>
              </text:list>
            </text:list-item>
          </text:list>
        </text:list-item>
        <text:list-item>
          <text:p text:style-name="P6">Control statements</text:p>
          <text:list>
            <text:list-item>
              <text:p text:style-name="P6">Having well-known control structures</text:p>
              <text:list>
                <text:list-item>
                  <text:p text:style-name="P6">This seems like it speaks for itself, but go check just in case</text:p>
                </text:list-item>
              </text:list>
            </text:list-item>
          </text:list>
        </text:list-item>
        <text:list-item>
          <text:p text:style-name="P6">Data types and structures</text:p>
        </text:list-item>
        <text:list-item>
          <text:p text:style-name="P6">Syntax considerations</text:p>
          <text:list>
            <text:list-item>
              <text:p text:style-name="P6">How does the syntax affect programming? </text:p>
            </text:list-item>
            <text:list-item>
              <text:p text:style-name="P6">Think about Lisp vs Python vs C vs Java; each language affects how you program and can affect efficiency depending on how well you can get used to them. </text:p>
            </text:list-item>
          </text:list>
        </text:list-item>
      </text:list>
      <text:p text:style-name="P5"/>
      <text:p text:style-name="P5">Writability</text:p>
      <text:list xml:id="list909122903" text:style-name="L3">
        <text:list-item>
          <text:p text:style-name="P7">Simplicity and Orthogonality</text:p>
          <text:list>
            <text:list-item>
              <text:p text:style-name="P7">Few core constructs, a small number of primitives, a small set of rules for combining them</text:p>
              <text:list>
                <text:list-item>
                  <text:p text:style-name="P7">Don’t make shit too complicated</text:p>
                </text:list-item>
              </text:list>
            </text:list-item>
          </text:list>
        </text:list-item>
        <text:list-item>
          <text:p text:style-name="P7">Support for <text:span text:style-name="T1">abstraction</text:span></text:p>
          <text:list>
            <text:list-item>
              <text:p text:style-name="P7">The ability to define and use complex structures or operations in ways that allow details to be ignored</text:p>
              <text:list>
                <text:list-item>
                  <text:p text:style-name="P7">Think about how <text:span text:style-name="T2">OOP abstraction works; where you don’t really need to know</text:span><text:span text:style-name="T5"> the inner mechanics of</text:span><text:span text:style-name="T3"> how</text:span><text:span text:style-name="T5"> functions and objects work, just what they do and a bit of how they do it. </text:span></text:p>
                </text:list-item>
                <text:list-item>
                  <text:p text:style-name="P8"><text:span text:style-name="T5">I </text:span><text:span text:style-name="T4">think. Ask professor about this. </text:span></text:p>
                </text:list-item>
              </text:list>
            </text:list-item>
          </text:list>
        </text:list-item>
        <text:list-item>
          <text:p text:style-name="P8"><text:span text:style-name="T4">Expressivity</text:span></text:p>
          <text:list>
            <text:list-item>
              <text:p text:style-name="P8"><text:span text:style-name="T4">Convenient ways of specifying operations</text:span></text:p>
            </text:list-item>
          </text:list>
        </text:list-item>
      </text:list>
      <text:p text:style-name="P9"><text:span text:style-name="T4"/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3e03" officeooo:paragraph-rsid="00113e0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cture 1 – CS 1621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1:35:44.836850094</meta:creation-date>
    <meta:generator>LibreOffice/7.2.0.4$Linux_X86_64 LibreOffice_project/20$Build-4</meta:generator>
    <dc:date>2021-09-09T15:58:32.969725731</dc:date>
    <meta:editing-duration>PT2M31S</meta:editing-duration>
    <meta:editing-cycles>2</meta:editing-cycles>
    <meta:document-statistic meta:table-count="0" meta:image-count="0" meta:object-count="0" meta:page-count="1" meta:paragraph-count="35" meta:word-count="271" meta:character-count="1503" meta:non-whitespace-character-count="1287"/>
  </office:meta>
</office:document-meta>
</file>